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B000001749CEEE734.jpg" manifest:media-type="image/jpeg"/>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Standard">
      <style:table-properties style:width="17.48cm" style:page-number="auto" table:align="left" style:writing-mode="lr-tb"/>
    </style:style>
    <style:style style:name="Tableau1.A" style:family="table-column">
      <style:table-column-properties style:column-width="4.763cm"/>
    </style:style>
    <style:style style:name="Tableau1.B" style:family="table-column">
      <style:table-column-properties style:column-width="7.938cm"/>
    </style:style>
    <style:style style:name="Tableau1.C" style:family="table-column">
      <style:table-column-properties style:column-width="4.78cm"/>
    </style:style>
    <style:style style:name="Tableau1.1" style:family="table-row">
      <style:table-row-properties fo:keep-together="auto"/>
    </style:style>
    <style:style style:name="Tableau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C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2" style:family="table-cell">
      <style:table-cell-properties style:vertical-align="top" fo:padding-left="0.191cm" fo:padding-right="0.191cm" fo:padding-top="0cm" fo:padding-bottom="0cm" fo:border="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3" style:family="table-cell">
      <style:table-cell-properties style:vertical-align="top" fo:padding-left="0.191cm" fo:padding-right="0.191cm" fo:padding-top="0cm" fo:padding-bottom="0cm" fo:border="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ab-stops>
          <style:tab-stop style:position="15.169cm" style:type="right"/>
          <style:tab-stop style:position="15.24cm" style:type="right"/>
        </style:tab-stops>
      </style:paragraph-properties>
    </style:style>
    <style:style style:name="P2" style:family="paragraph" style:parent-style-name="Standard">
      <style:paragraph-properties fo:margin-left="0cm" fo:margin-right="1.7cm" fo:margin-top="0.212cm" fo:margin-bottom="0cm" fo:text-align="center" style:justify-single-word="false" fo:orphans="0" fo:widows="0" fo:text-indent="0cm" style:auto-text-indent="false"/>
      <style:text-properties fo:font-size="5pt" style:font-size-asian="5pt" style:font-name-complex="Arial" style:font-size-complex="5pt"/>
    </style:style>
    <style:style style:name="P3" style:family="paragraph" style:parent-style-name="Heading_20_1">
      <style:paragraph-properties fo:keep-together="always" fo:break-before="auto" fo:break-after="auto"/>
      <style:text-properties fo:language="en" fo:country="GB"/>
    </style:style>
    <style:style style:name="P4" style:family="paragraph" style:parent-style-name="_5f_SYS_5f_Normal">
      <style:text-properties fo:language="en" fo:country="GB"/>
    </style:style>
    <style:style style:name="P5" style:family="paragraph" style:parent-style-name="_5f_SYS_5f_Normal">
      <style:text-properties fo:language="en" fo:country="GB" style:text-underline-style="solid" style:text-underline-width="auto" style:text-underline-color="font-color"/>
    </style:style>
    <style:style style:name="P6" style:family="paragraph" style:parent-style-name="_5f_SYS_5f_Normal" style:list-style-name="WW8Num21">
      <style:text-properties fo:language="en" fo:country="GB"/>
    </style:style>
    <style:style style:name="P7" style:family="paragraph" style:parent-style-name="_5f_SYS_5f_Normal" style:list-style-name="WW8Num21">
      <style:text-properties fo:language="en" fo:country="GB" fo:font-weight="bold" style:font-weight-asian="bold"/>
    </style:style>
    <style:style style:name="P8" style:family="paragraph" style:parent-style-name="_5f_SYS_5f_Normal">
      <style:paragraph-properties fo:margin-left="1.635cm" fo:margin-right="0cm" fo:text-indent="0cm" style:auto-text-indent="false"/>
      <style:text-properties fo:language="en" fo:country="GB"/>
    </style:style>
    <style:style style:name="P9" style:family="paragraph" style:parent-style-name="_5f_SYS_5f_Normal">
      <style:paragraph-properties fo:margin-left="-0.125cm" fo:margin-right="0cm" fo:text-align="center" style:justify-single-word="false" fo:text-indent="0cm" style:auto-text-indent="false"/>
    </style:style>
    <style:style style:name="P10" style:family="paragraph" style:parent-style-name="_5f_SYS_5f_Normal">
      <style:paragraph-properties fo:margin-left="-0.125cm" fo:margin-right="0cm" fo:text-align="center" style:justify-single-word="false" fo:text-indent="0cm" style:auto-text-indent="false"/>
      <style:text-properties fo:color="#0000ff" fo:font-weight="bold" style:font-weight-asian="bold"/>
    </style:style>
    <style:style style:name="P11" style:family="paragraph" style:parent-style-name="_5f_SYS_5f_Normal">
      <style:paragraph-properties fo:margin-left="-0.125cm" fo:margin-right="0cm" fo:text-align="center" style:justify-single-word="false" fo:text-indent="0cm" style:auto-text-indent="false"/>
      <style:text-properties fo:color="#808080" fo:font-size="8pt" style:font-size-asian="8pt" style:font-size-complex="8pt"/>
    </style:style>
    <style:style style:name="P12" style:family="paragraph" style:parent-style-name="Header">
      <style:paragraph-properties fo:margin-left="0.131cm" fo:margin-right="-0.12cm" fo:margin-top="0.071cm" fo:margin-bottom="0cm" fo:text-indent="0cm" style:auto-text-indent="false">
        <style:tab-stops>
          <style:tab-stop style:position="1.462cm"/>
          <style:tab-stop style:position="7.906cm" style:type="right"/>
          <style:tab-stop style:position="8.001cm" style:type="center"/>
          <style:tab-stop style:position="16.002cm" style:type="right"/>
        </style:tab-stops>
      </style:paragraph-properties>
      <style:text-properties style:font-size-complex="9pt"/>
    </style:style>
    <style:style style:name="P13" style:family="paragraph" style:parent-style-name="Header">
      <style:paragraph-properties fo:margin-left="0.131cm" fo:margin-right="-0.12cm" fo:margin-top="0.071cm" fo:margin-bottom="0.106cm" fo:text-indent="0cm" style:auto-text-indent="false">
        <style:tab-stops>
          <style:tab-stop style:position="1.462cm"/>
          <style:tab-stop style:position="7.906cm" style:type="right"/>
          <style:tab-stop style:position="8.001cm" style:type="center"/>
          <style:tab-stop style:position="16.002cm" style:type="right"/>
        </style:tab-stops>
      </style:paragraph-properties>
      <style:text-properties style:font-size-complex="9pt"/>
    </style:style>
    <style:style style:name="P14" style:family="paragraph" style:parent-style-name="Header">
      <style:paragraph-properties fo:margin-left="0cm" fo:margin-right="-1.461cm" fo:text-indent="0cm" style:auto-text-indent="false">
        <style:tab-stops>
          <style:tab-stop style:position="8.001cm" style:type="center"/>
          <style:tab-stop style:position="17.145cm" style:type="right"/>
        </style:tab-stops>
      </style:paragraph-properties>
    </style:style>
    <style:style style:name="P15" style:family="paragraph" style:parent-style-name="Footer">
      <style:paragraph-properties fo:margin-left="0cm" fo:margin-right="-0.049cm" fo:margin-top="0.212cm" fo:margin-bottom="0cm" style:line-height-at-least="0.353cm" fo:text-align="center" style:justify-single-word="false" fo:text-indent="0cm" style:auto-text-indent="false" fo:padding-left="0cm" fo:padding-right="0cm" fo:padding-top="0.035cm" fo:padding-bottom="0cm" fo:border-left="none" fo:border-right="none" fo:border-top="1.5pt solid #000080" fo:border-bottom="none"/>
      <style:text-properties fo:font-size="7pt" style:font-size-asian="7pt"/>
    </style:style>
    <style:style style:name="P16" style:family="paragraph" style:parent-style-name="Footer">
      <style:paragraph-properties fo:margin-left="-1cm" fo:margin-right="-0.55cm" style:line-height-at-least="0.353cm" fo:text-align="center" style:justify-single-word="false" fo:text-indent="0cm" style:auto-text-indent="false"/>
      <style:text-properties fo:font-size="7pt" style:font-size-asian="7pt"/>
    </style:style>
    <style:style style:name="P17" style:family="paragraph" style:parent-style-name="_5f_SYS_5f_Tableau">
      <style:text-properties fo:language="en" fo:country="GB" fo:font-weight="bold" style:font-weight-asian="bold" style:font-weight-complex="bold"/>
    </style:style>
    <style:style style:name="P18" style:family="paragraph" style:parent-style-name="_5f_SYS_5f_Tableau">
      <style:text-properties fo:language="en" fo:country="US"/>
    </style:style>
    <style:style style:name="P19" style:family="paragraph" style:parent-style-name="_5f_SYS_5f_Cartouche">
      <style:text-properties fo:language="en" fo:country="GB"/>
    </style:style>
    <style:style style:name="P20" style:family="paragraph" style:parent-style-name="_5f_SYS_5f_Cartouche">
      <style:paragraph-properties style:snap-to-layout-grid="false"/>
      <style:text-properties fo:language="en" fo:country="GB"/>
    </style:style>
    <style:style style:name="P21" style:family="paragraph" style:parent-style-name="SYS_5f_FIN_5f_DOC">
      <style:text-properties fo:language="en" fo:country="GB"/>
    </style:style>
    <style:style style:name="T1" style:family="text">
      <style:text-properties style:font-name-asian="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name-asian="Arial" style:font-style-asian="italic"/>
    </style:style>
    <style:style style:name="T6" style:family="text">
      <style:text-properties fo:color="#000000"/>
    </style:style>
    <style:style style:name="T7" style:family="text">
      <style:text-properties fo:language="en" fo:country="US"/>
    </style:style>
    <style:style style:name="T8" style:family="text">
      <style:text-properties fo:language="en" fo:country="US" style:font-name-asian="Arial"/>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9">Title and contract N°</text:p>
          </table:table-cell>
          <table:table-cell table:style-name="Tableau1.A1" office:value-type="string">
            <text:p text:style-name="P17"><text:user-defined style:data-style-name="N0" text:name="_SYS_PREST">WP3b T3.6</text:user-defined></text:p>
          </table:table-cell>
          <table:table-cell table:style-name="Tableau1.C1" office:value-type="string">
            <text:p text:style-name="P17"><text:user-defined style:data-style-name="N0" text:name="_SYS_REF_CONTRAT">C592</text:user-defined><text:span text:style-name="T1"> </text:span></text:p>
          </table:table-cell>
        </table:table-row>
        <table:table-row table:style-name="Tableau1.1">
          <table:table-cell table:style-name="Tableau1.A2" office:value-type="string">
            <text:p text:style-name="P19">Author :</text:p>
          </table:table-cell>
          <table:table-cell table:style-name="Tableau1.B2" office:value-type="string">
            <text:p text:style-name="P19">Guillaume Durand</text:p>
          </table:table-cell>
          <table:table-cell table:style-name="Tableau1.C2" office:value-type="string">
            <text:p text:style-name="P19">SYSTEREL</text:p>
          </table:table-cell>
        </table:table-row>
        <table:table-row table:style-name="Tableau1.1">
          <table:table-cell table:style-name="Tableau1.A3" office:value-type="string">
            <text:p text:style-name="P19">Diffusion :</text:p>
          </table:table-cell>
          <table:table-cell table:style-name="Tableau1.B3" office:value-type="string">
            <text:p text:style-name="P20"/>
          </table:table-cell>
          <table:table-cell table:style-name="Tableau1.C3" office:value-type="string">
            <text:p text:style-name="P20"/>
          </table:table-cell>
        </table:table-row>
        <table:table-row table:style-name="Tableau1.1">
          <table:table-cell table:style-name="Tableau1.A4" office:value-type="string">
            <text:p text:style-name="P19">Object :</text:p>
          </table:table-cell>
          <table:table-cell table:style-name="Tableau1.B4" table:number-columns-spanned="2" office:value-type="string">
            <text:p text:style-name="P18">Presentation of the SCADE model of the function "Procedure On Sight”</text:p>
          </table:table-cell>
          <table:covered-table-cell/>
        </table:table-row>
      </table:table>
      <text:p text:style-name="P4"/>
      <text:h text:style-name="P3" text:outline-level="1">context</text:h>
      <text:p text:style-name="P4">This note presents the description, the assumptions, the choices and the parts treated of the model SCADE to complied the function “Procedure On Sight” in the §5.9 of the SRS subset-026-5, issue 3.3.0.</text:p>
      <text:p text:style-name="P4">For this model, we used Scade Suite 6.4.2.</text:p>
      <text:h text:style-name="P3" text:outline-level="1">PRESENTATION Of the model</text:h>
      <text:p text:style-name="P4">The aim of this model is to try to model an ERTMS/ETCS function.</text:p>
      <text:p text:style-name="P4">For that, we decided to model the EVC software containing only the necessary functions to understand the context of the function “Procedure On Sight”.</text:p>
      <text:p text:style-name="P4"/>
      <text:p text:style-name="P5">Presentation of the nodes:</text:p>
      <text:list xml:id="list811150585" text:style-name="WW8Num21">
        <text:list-item>
          <text:p text:style-name="P6"><text:span text:style-name="T2">EVC</text:span>: <text:line-break/>Main node with calls of the modules. Only the necessary modules are present.</text:p>
        </text:list-item>
        <text:list-item>
          <text:p text:style-name="P6"><text:span text:style-name="T2">M01_A00_EXTRACT_DATAS_IN: </text:span><text:line-break/>Module which contains the list <text:s/>of the inputs for EVC (from the others ETCS sub-systems )</text:p>
        </text:list-item>
        <text:list-item>
          <text:p text:style-name="P6"><text:span text:style-name="T2">M02_A00_DATA_CONSISTENCY:</text:span><text:line-break/>Module which checks and proceeds the datas from balises or radio according to the ETCS level to provide generic inputs to the other functions</text:p>
        </text:list-item>
        <text:list-item>
          <text:p text:style-name="P6"><text:span text:style-name="T2">M03_A00_DETERMINE_TRAIN_SPEED_AND_POSITION: </text:span><text:line-break/>Module which provides the train speed and the train positions. For this example, we just define the max safe front position and the min safe front position of the train.</text:p>
        </text:list-item>
      </text:list>
      <text:p text:style-name="P8">These positions are defined as simple as possible to cover the case-study and <text:s/>without compliance to the SRS. The choice here is just <text:s/>to present the evolution of the positions and the speed of the train during different cycles of the software EVC.</text:p>
      <text:p text:style-name="P8">It’s why we decided to reset these positions when a new “track kilometre reference value” was received and to increment the positions to the distance from the last cycle (given by the ODO sub-system) otherwise.</text:p>
      <text:list xml:id="list720860620" text:continue-numbering="true" text:style-name="WW8Num21">
        <text:list-item>
          <text:p text:style-name="P7">M04_A00_DETERMINE_MODE_AND_LEVEL: </text:p>
          <text:list>
            <text:list-item>
              <text:p text:style-name="P6"><text:span text:style-name="T5"><text:s/></text:span><text:span text:style-name="T4">M04_A01_DETERMINE_TRANSITIONS_CONDITIONS: </text:span><text:line-break/>Action which details the conditions for the transitions from any mode to the OS mode. This action also presents the events like “Service brake command” or “Request acknowledgement OS mode”.</text:p>
            </text:list-item>
            <text:list-item>
              <text:p text:style-name="P6"><text:soft-page-break/><text:span text:style-name="T5"><text:s/></text:span><text:span text:style-name="T4">M04_A02_DETERMINE_MODE: </text:span><text:line-break/>Action which determines the EVC mode. This action contains only the transitions from any mode to the OS mode.</text:p>
            </text:list-item>
            <text:list-item>
              <text:p text:style-name="P6"><text:span text:style-name="T5"><text:s/></text:span><text:span text:style-name="T4">M04_A03_MANAGEMENT_TIMER: </text:span><text:line-break/>Action which manages the timer for driver acknowledgement</text:p>
            </text:list-item>
          </text:list>
        </text:list-item>
        <text:list-item>
          <text:p text:style-name="P6"><text:span text:style-name="T2">M05_A00_SUPERVISE_TRAIN_SPEED: <text:line-break/></text:span>Module which supervises the train speed. This module is only present to show the interface between the module “Determine mode and level” and this module. Indeed, the requirement 5.9.3.5 has to be in this module but following an event of the module “Determine mode and level”.</text:p>
        </text:list-item>
        <text:list-item>
          <text:p text:style-name="P6"><text:span text:style-name="T2">M10_A00_BUILD_DATAS_OUT: <text:line-break/></text:span>Module which contains the building of the outputs for the others ETCS sub-systems</text:p>
        </text:list-item>
      </text:list>
      <text:h text:style-name="P3" text:outline-level="1">assumptions</text:h>
      <text:p text:style-name="P4"/>
      <text:p text:style-name="P4"/>
      <text:p text:style-name="P21">FIN D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0pt" fo:language="fr" fo:country="FR"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_5f_SYS_5f_Normal" style:display-name="_SYS_Normal" style:family="paragraph">
      <style:paragraph-properties fo:margin="100%" fo:margin-left="1cm" fo:margin-right="0cm" fo:margin-top="0.106cm" fo:margin-bottom="0.106cm" fo:line-height="0.529cm" fo:text-align="justify" style:justify-single-word="false" fo:orphans="2" fo:widows="2" fo:text-indent="0cm" style:auto-text-indent="false"/>
      <style:text-properties style:use-window-font-color="true" style:font-name="Arial" fo:font-size="10pt" fo:language="fr" fo:country="FR" style:font-name-asian="Times New Roman" style:font-size-asian="10pt" style:font-name-complex="Arial" style:font-size-complex="10pt" style:language-complex="ar" style:country-complex="SA"/>
    </style:style>
    <style:style style:name="Heading_20_1" style:display-name="Heading 1" style:family="paragraph" style:parent-style-name="_5f_SYS_5f_Normal" style:next-style-name="_5f_SYS_5f_Normal" style:default-outline-level="1" style:class="text">
      <style:paragraph-properties fo:margin="100%" fo:margin-left="1cm" fo:margin-right="0cm" fo:margin-top="0.635cm" fo:margin-bottom="0.106cm" fo:text-indent="-1.251cm" style:auto-text-indent="false" fo:break-before="page" fo:keep-with-next="always">
        <style:tab-stops>
          <style:tab-stop style:position="0.953cm"/>
        </style:tab-stops>
      </style:paragraph-properties>
      <style:text-properties fo:text-transform="uppercase" style:font-name="Arial Narrow" fo:font-size="14pt" fo:font-weight="bold" style:letter-kerning="true" style:font-size-asian="14pt" style:font-weight-asian="bold" style:font-name-complex="Arial Narrow" style:font-size-complex="14pt" style:font-weight-complex="bold"/>
    </style:style>
    <style:style style:name="Heading_20_2" style:display-name="Heading 2" style:family="paragraph" style:parent-style-name="_5f_SYS_5f_Normal" style:next-style-name="_5f_SYS_5f_Normal" style:default-outline-level="2" style:class="text">
      <style:paragraph-properties fo:margin="100%" fo:margin-left="1cm" fo:margin-right="0cm" fo:margin-top="0.635cm" fo:margin-bottom="0.106cm" fo:text-indent="-1.251cm" style:auto-text-indent="false" fo:keep-with-next="always">
        <style:tab-stops>
          <style:tab-stop style:position="0.953cm"/>
        </style:tab-stops>
      </style:paragraph-properties>
      <style:text-properties style:font-name="Arial Narrow" fo:font-size="14pt" fo:font-weight="bold" style:font-size-asian="14pt" style:font-weight-asian="bold" style:font-name-complex="Arial Narrow" style:font-size-complex="14pt" style:font-style-complex="italic" style:font-weight-complex="bold"/>
    </style:style>
    <style:style style:name="Heading_20_3" style:display-name="Heading 3" style:family="paragraph" style:parent-style-name="_5f_SYS_5f_Normal" style:next-style-name="_5f_SYS_5f_Normal" style:default-outline-level="3" style:class="text">
      <style:paragraph-properties fo:margin="100%" fo:margin-left="2.251cm" fo:margin-right="0cm" fo:margin-top="0.423cm" fo:margin-bottom="0.106cm" fo:text-indent="-1.251cm" style:auto-text-indent="false" fo:keep-with-next="always">
        <style:tab-stops>
          <style:tab-stop style:position="2.223cm"/>
        </style:tab-stops>
      </style:paragraph-properties>
      <style:text-properties style:font-name="Arial Narrow" fo:font-size="12pt" fo:font-weight="bold" style:font-size-asian="12pt" style:font-weight-asian="bold" style:font-name-complex="Arial Narrow" style:font-size-complex="13pt" style:font-weight-complex="bold"/>
    </style:style>
    <style:style style:name="Heading_20_4" style:display-name="Heading 4" style:family="paragraph" style:parent-style-name="_5f_SYS_5f_Normal" style:next-style-name="_5f_SYS_5f_Normal" style:default-outline-level="4" style:class="text">
      <style:paragraph-properties fo:margin="100%" fo:margin-left="2.752cm" fo:margin-right="0cm" fo:margin-top="0.423cm" fo:margin-bottom="0.106cm" fo:text-indent="-1.251cm" style:auto-text-indent="false" fo:keep-with-next="always">
        <style:tab-stops>
          <style:tab-stop style:position="3.493cm"/>
        </style:tab-stops>
      </style:paragraph-properties>
      <style:text-properties style:font-name="Arial Narrow" fo:font-size="12pt" fo:font-style="italic" fo:font-weight="bold" style:font-size-asian="12pt" style:font-style-asian="italic" style:font-weight-asian="bold" style:font-name-complex="Arial Narrow" style:font-size-complex="14pt" style:font-weight-complex="bold"/>
    </style:style>
    <style:style style:name="Heading_20_5" style:display-name="Heading 5" style:family="paragraph" style:parent-style-name="_5f_SYS_5f_Normal" style:next-style-name="_5f_SYS_5f_Normal" style:default-outline-level="5" style:class="text">
      <style:paragraph-properties fo:margin="100%" fo:margin-left="3.251cm" fo:margin-right="0cm" fo:margin-top="0.423cm" fo:margin-bottom="0.106cm" fo:text-indent="-1.251cm" style:auto-text-indent="false"/>
      <style:text-properties style:font-name="Arial Narrow" fo:font-size="12pt" style:font-size-asian="12pt" style:font-name-complex="Arial Narrow" style:font-size-complex="13pt" style:font-style-complex="italic" style:font-weight-complex="bold"/>
    </style:style>
    <style:style style:name="Heading_20_6" style:display-name="Heading 6" style:family="paragraph" style:parent-style-name="_5f_SYS_5f_Normal" style:next-style-name="_5f_SYS_5f_Normal" style:default-outline-level="6" style:class="text">
      <style:paragraph-properties fo:margin="100%" fo:margin-left="4.251cm" fo:margin-right="0cm" fo:margin-top="0.423cm" fo:margin-bottom="0.106cm" fo:text-indent="-1.251cm" style:auto-text-indent="false">
        <style:tab-stops>
          <style:tab-stop style:position="5.398cm"/>
        </style:tab-stops>
      </style:paragraph-properties>
      <style:text-properties style:font-name="Arial Narrow" fo:font-weight="bold" style:font-weight-asian="bold" style:font-name-complex="Arial Narrow"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Narrow" fo:font-style="italic" fo:font-weight="bold" style:font-style-asian="italic" style:font-weight-asian="bold" style:font-name-complex="Arial Narrow"/>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Narrow" style:font-name-complex="Arial Narrow" style:font-style-complex="italic"/>
    </style:style>
    <style:style style:name="Heading_20_9" style:display-name="Heading 9" style:family="paragraph" style:parent-style-name="_5f_SYS_5f_Normal" style:next-style-name="_5f_SYS_5f_Normal" style:default-outline-level="9" style:class="text">
      <style:paragraph-properties fo:margin-top="0.423cm" fo:margin-bottom="0.106cm"/>
      <style:text-properties style:font-name="Arial Narrow" style:font-name-complex="Arial Narrow"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text-properties style:font-size-complex="10pt"/>
    </style:style>
    <style:style style:name="_5f_SYS_5f_Titre_5f_page" style:display-name="_SYS_Titre_page" style:family="paragraph" style:parent-style-name="_5f_SYS_5f_Normal" style:next-style-name="_5f_SYS_5f_Normal">
      <style:paragraph-properties fo:margin-top="0.106cm" fo:margin-bottom="0.423cm" fo:text-align="center" style:justify-single-word="false"/>
      <style:text-properties style:font-name="Arial Narrow" fo:font-size="18pt" fo:font-weight="bold" style:font-size-asian="18pt" style:font-weight-asian="bold" style:font-name-complex="Arial Narrow" style:font-size-complex="18pt"/>
    </style:style>
    <style:style style:name="_5f_SYS_5f_Tiret1" style:display-name="_SYS_Tiret1" style:family="paragraph" style:parent-style-name="_5f_SYS_5f_Normal" style:list-style-name="WW8Num1"/>
    <style:style style:name="_5f_SYS_5f_Titre_5f_tab" style:display-name="_SYS_Titre_tab" style:family="paragraph" style:parent-style-name="_5f_SYS_5f_Normal">
      <style:paragraph-properties fo:margin="100%" fo:margin-left="-0.191cm" fo:margin-right="0cm" fo:margin-top="0cm" fo:margin-bottom="0.106cm" fo:text-align="center" style:justify-single-word="false" fo:text-indent="0cm" style:auto-text-indent="false"/>
      <style:text-properties fo:font-weight="bold" style:font-weight-asian="bold"/>
    </style:style>
    <style:style style:name="_5f_SYS_5f_Tableau" style:display-name="_SYS_Tableau" style:family="paragraph" style:parent-style-name="_5f_SYS_5f_Normal">
      <style:paragraph-properties fo:margin="100%" fo:margin-left="0cm" fo:margin-right="0cm" fo:line-height="100%" fo:text-align="start" style:justify-single-word="false" fo:text-indent="0cm" style:auto-text-indent="false"/>
    </style:style>
    <style:style style:name="Contents_20_1" style:display-name="Contents 1" style:family="paragraph" style:parent-style-name="_5f_SYS_5f_Normal" style:next-style-name="_5f_SYS_5f_Normal" style:class="index">
      <style:paragraph-properties fo:margin="100%" fo:margin-left="0cm" fo:margin-right="0cm" fo:margin-top="0.212cm" fo:margin-bottom="0.212cm" fo:line-height="100%" fo:text-align="start" style:justify-single-word="false" fo:text-indent="0cm" style:auto-text-indent="false"/>
      <style:text-properties fo:text-transform="uppercase" style:font-name="Arial Narrow" fo:font-weight="bold" style:font-weight-asian="bold" style:font-name-complex="Times New Roman" style:font-weight-complex="bold"/>
    </style:style>
    <style:style style:name="_5f_SYS_5f_Legende" style:display-name="_SYS_Legende" style:family="paragraph" style:parent-style-name="_5f_SYS_5f_Normal">
      <style:text-properties fo:font-weight="bold" style:font-weight-asian="bold"/>
    </style:style>
    <style:style style:name="_5f_SYS_5f_Figur" style:display-name="_SYS_Figur" style:family="paragraph" style:parent-style-name="Standard" style:next-style-name="_5f_SYS_5f_Normal" style:list-style-name="WW8Num13">
      <style:paragraph-properties fo:line-height="0.494cm" fo:text-align="center" style:justify-single-word="false"/>
      <style:text-properties fo:font-size="8pt" fo:font-weight="bold" style:font-size-asian="8pt" style:font-weight-asian="bold" style:font-name-complex="Arial" style:font-size-complex="8pt"/>
    </style:style>
    <style:style style:name="Table_20_des_20_illustrations" style:display-name="Table des illustrations" style:family="paragraph" style:parent-style-name="Standard" style:next-style-name="Standard"/>
    <style:style style:name="_5f_SYS_5f_Comm_5f_legende" style:display-name="_SYS_Comm_legende" style:family="paragraph" style:parent-style-name="_5f_SYS_5f_Normal">
      <style:paragraph-properties fo:margin="100%" fo:margin-left="6.001cm" fo:margin-right="0cm" fo:margin-top="0cm" fo:margin-bottom="0.106cm" fo:text-indent="0cm" style:auto-text-indent="false"/>
    </style:style>
    <style:style style:name="_5f_SYS_5f_Highlight" style:display-name="_SYS_Highlight" style:family="paragraph" style:parent-style-name="_5f_SYS_5f_Normal" style:next-style-name="_5f_SYS_5f_Normal">
      <style:paragraph-properties fo:margin="100%" fo:margin-left="0cm" fo:margin-right="0cm" fo:margin-top="0.106cm" fo:margin-bottom="0.212cm" fo:line-height="150%" fo:text-indent="0cm" style:auto-text-indent="false" fo:background-color="#e6e6e6" fo:padding-left="0.141cm" fo:padding-right="0.141cm" fo:padding-top="0.035cm" fo:padding-bottom="0.035cm" fo:border="0.51pt solid #000000">
        <style:background-image/>
      </style:paragraph-properties>
      <style:text-properties fo:color="#000000" fo:font-weight="bold" style:font-weight-asian="bold"/>
    </style:style>
    <style:style style:name="_5f_SYS_5f_Titre" style:display-name="_SYS_Titre" style:family="paragraph" style:parent-style-name="_5f_SYS_5f_Highlight">
      <style:paragraph-properties fo:margin="100%" fo:margin-left="2cm" fo:margin-right="2cm" fo:margin-top="0.106cm" fo:margin-bottom="0.106cm" fo:text-align="center" style:justify-single-word="false" fo:text-indent="0cm" style:auto-text-indent="false"/>
      <style:text-properties style:font-name="Arial Narrow" fo:font-size="18pt" style:font-size-asian="18pt" style:font-name-complex="Times New Roman" style:font-size-complex="18pt" style:font-weight-complex="bold"/>
    </style:style>
    <style:style style:name="_5f_SYS_5f_Titre1" style:display-name="_SYS_Titre1" style:family="paragraph" style:parent-style-name="_5f_SYS_5f_Normal" style:next-style-name="_5f_SYS_5f_Normal" style:list-style-name="WW8Num15">
      <style:paragraph-properties fo:margin="100%" fo:margin-left="1cm" fo:margin-right="0.501cm" fo:text-align="start" style:justify-single-word="false" fo:text-indent="0cm" style:auto-text-indent="false" fo:background-color="#e0e0e0" fo:padding-left="0.141cm" fo:padding-right="0.529cm" fo:padding-top="0.035cm" fo:padding-bottom="0.035cm" fo:border="0.51pt solid #000000">
        <style:background-image/>
      </style:paragraph-properties>
      <style:text-properties fo:font-weight="bold" style:font-weight-asian="bold" style:font-name-complex="Times New Roman"/>
    </style:style>
    <style:style style:name="_5f_SYS_5f_Indication" style:display-name="_SYS_Indication" style:family="paragraph" style:parent-style-name="_5f_SYS_5f_Normal" style:next-style-name="_5f_SYS_5f_Normal">
      <style:text-properties fo:color="#3366ff" fo:font-weight="bold" style:font-weight-asian="bold" style:font-weight-complex="bold"/>
    </style:style>
    <style:style style:name="Par_5f_normal" style:display-name="Par_normal" style:family="paragraph" style:parent-style-name="Standard">
      <style:paragraph-properties fo:text-align="start" style:justify-single-word="false" fo:orphans="0" fo:widows="0"/>
      <style:text-properties fo:language="en" fo:country="GB" style:letter-kerning="true" style:font-size-complex="10pt"/>
    </style:style>
    <style:style style:name="SYS_5f_FIN_5f_DOC" style:display-name="SYS_FIN_DOC" style:family="paragraph" style:parent-style-name="_5f_SYS_5f_Normal">
      <style:paragraph-properties fo:text-align="center" style:justify-single-word="false"/>
      <style:text-properties fo:font-style="italic" fo:font-weight="bold" style:font-style-asian="italic" style:font-weight-asian="bold" style:font-name-complex="Times New Roman" style:font-style-complex="italic" style:font-weight-complex="bold"/>
    </style:style>
    <style:style style:name="Paragraphe" style:family="paragraph" style:parent-style-name="Standard">
      <style:paragraph-properties fo:margin="100%" fo:margin-left="1cm" fo:margin-right="0cm" fo:margin-top="0.106cm" fo:margin-bottom="0.106cm" fo:text-indent="0cm" style:auto-text-indent="false"/>
      <style:text-properties style:font-name="Times New Roman" fo:font-size="12pt" style:font-size-asian="12pt" style:font-name-complex="Times New Roman" style:font-size-complex="10pt"/>
    </style:style>
    <style:style style:name="Contents_20_2" style:display-name="Contents 2" style:family="paragraph" style:parent-style-name="_5f_SYS_5f_Normal" style:next-style-name="_5f_SYS_5f_Normal" style:class="index">
      <style:paragraph-properties fo:margin="100%" fo:margin-left="0cm" fo:margin-right="0cm" fo:line-height="100%" fo:text-align="start" style:justify-single-word="false" fo:text-indent="1cm" style:auto-text-indent="false"/>
      <style:text-properties fo:font-variant="small-caps" style:font-name="Arial Narrow" style:font-name-complex="Times New Roman"/>
    </style:style>
    <style:style style:name="Cadre" style:family="paragraph" style:parent-style-name="Standard">
      <style:paragraph-properties fo:text-align="start" style:justify-single-word="false"/>
      <style:text-properties style:font-name="Times New Roman" style:font-name-complex="Times New Roman" style:font-size-complex="10pt"/>
    </style:style>
    <style:style style:name="SYS_5f_Titre_5f_tabl_5f_approb" style:display-name="SYS_Titre_tabl_approb" style:family="paragraph" style:parent-style-name="Standard">
      <style:paragraph-properties fo:margin-top="0.212cm" fo:margin-bottom="0.212cm" fo:text-align="center" style:justify-single-word="false"/>
      <style:text-properties fo:font-weight="bold" style:font-weight-asian="bold" style:font-size-complex="10pt"/>
    </style:style>
    <style:style style:name="SYS_5f_Approb" style:display-name="SYS_Approb" style:family="paragraph" style:parent-style-name="Standard">
      <style:paragraph-properties fo:text-align="center" style:justify-single-word="false" fo:hyphenation-ladder-count="no-limit">
        <style:tab-stops>
          <style:tab-stop style:position="7.251cm"/>
        </style:tab-stops>
      </style:paragraph-properties>
      <style:text-properties style:font-size-complex="9pt" fo:hyphenate="false" fo:hyphenation-remain-char-count="2" fo:hyphenation-push-char-count="2"/>
    </style:style>
    <style:style style:name="SYS_5f_Ref_5f_page_5f_garde" style:display-name="SYS_Ref_page_garde" style:family="paragraph" style:parent-style-name="_5f_SYS_5f_Normal" style:next-style-name="_5f_SYS_5f_Normal">
      <style:paragraph-properties>
        <style:tab-stops>
          <style:tab-stop style:position="16.503cm" style:type="right"/>
        </style:tab-stops>
      </style:paragraph-properties>
    </style:style>
    <style:style style:name="Contents_20_3" style:display-name="Contents 3" style:family="paragraph" style:parent-style-name="_5f_SYS_5f_Normal" style:next-style-name="_5f_SYS_5f_Normal" style:class="index">
      <style:paragraph-properties fo:margin="100%" fo:margin-left="0cm" fo:margin-right="0cm" fo:margin-top="0cm" fo:margin-bottom="0.106cm" fo:line-height="100%" fo:text-align="start" style:justify-single-word="false" fo:text-indent="1cm" style:auto-text-indent="false">
        <style:tab-stops>
          <style:tab-stop style:position="2.54cm"/>
          <style:tab-stop style:position="17.48cm" style:type="right" style:leader-style="dotted" style:leader-text="."/>
        </style:tab-stops>
      </style:paragraph-properties>
      <style:text-properties style:font-name="Arial Narrow" style:font-name-complex="Times New Roman" style:font-style-complex="italic"/>
    </style:style>
    <style:style style:name="Contents_20_4" style:display-name="Contents 4" style:family="paragraph" style:parent-style-name="_5f_SYS_5f_Normal" style:next-style-name="_5f_SYS_5f_Normal" style:class="index">
      <style:paragraph-properties fo:margin="100%" fo:margin-left="0cm" fo:margin-right="0cm" fo:margin-top="0cm" fo:margin-bottom="0.106cm" fo:line-height="100%" fo:text-align="start" style:justify-single-word="false" fo:text-indent="1cm" style:auto-text-indent="false">
        <style:tab-stops>
          <style:tab-stop style:position="2.54cm"/>
          <style:tab-stop style:position="17.48cm" style:type="right" style:leader-style="dotted" style:leader-text="."/>
        </style:tab-stops>
      </style:paragraph-properties>
      <style:text-properties style:font-name="Arial Narrow" fo:font-size="9pt" style:font-size-asian="9pt" style:font-name-complex="Times New Roman" style:font-size-complex="9pt"/>
    </style:style>
    <style:style style:name="Contents_20_5" style:display-name="Contents 5" style:family="paragraph" style:parent-style-name="_5f_SYS_5f_Normal" style:next-style-name="_5f_SYS_5f_Normal" style:class="index">
      <style:paragraph-properties fo:margin="100%" fo:margin-left="1.411cm" fo:margin-right="0cm" fo:margin-top="0cm" fo:margin-bottom="0.106cm" fo:line-height="100%" fo:text-align="start" style:justify-single-word="false" fo:text-indent="0cm" style:auto-text-indent="false"/>
      <style:text-properties style:font-name="Arial Narrow" fo:font-size="9pt" style:font-size-asian="9pt" style:font-name-complex="Times New Roman" style:font-size-complex="9pt"/>
    </style:style>
    <style:style style:name="Contents_20_6" style:display-name="Contents 6" style:family="paragraph" style:parent-style-name="_5f_SYS_5f_Normal" style:next-style-name="_5f_SYS_5f_Normal" style:class="index">
      <style:paragraph-properties fo:margin="100%" fo:margin-left="1.764cm" fo:margin-right="0cm" fo:margin-top="0cm" fo:margin-bottom="0.106cm" fo:line-height="100%" fo:text-align="start" style:justify-single-word="false" fo:text-indent="0cm" style:auto-text-indent="false"/>
      <style:text-properties style:font-name="Times New Roman" fo:font-size="9pt" style:font-size-asian="9pt" style:font-name-complex="Times New Roman" style:font-size-complex="9pt"/>
    </style:style>
    <style:style style:name="Contents_20_7" style:display-name="Contents 7" style:family="paragraph" style:parent-style-name="_5f_SYS_5f_Normal" style:next-style-name="_5f_SYS_5f_Normal" style:class="index">
      <style:paragraph-properties fo:margin="100%" fo:margin-left="2.117cm" fo:margin-right="0cm" fo:margin-top="0cm" fo:margin-bottom="0.106cm" fo:line-height="100%" fo:text-align="start" style:justify-single-word="false" fo:text-indent="0cm" style:auto-text-indent="false"/>
      <style:text-properties style:font-name="Times New Roman" fo:font-size="9pt" style:font-size-asian="9pt" style:font-name-complex="Times New Roman" style:font-size-complex="9pt"/>
    </style:style>
    <style:style style:name="Contents_20_8" style:display-name="Contents 8" style:family="paragraph" style:parent-style-name="_5f_SYS_5f_Normal" style:next-style-name="_5f_SYS_5f_Normal" style:class="index">
      <style:paragraph-properties fo:margin="100%" fo:margin-left="2.469cm" fo:margin-right="0cm" fo:margin-top="0cm" fo:margin-bottom="0.106cm" fo:line-height="100%" fo:text-align="start" style:justify-single-word="false" fo:text-indent="0cm" style:auto-text-indent="false"/>
      <style:text-properties style:font-name="Times New Roman" fo:font-size="9pt" style:font-size-asian="9pt" style:font-name-complex="Times New Roman" style:font-size-complex="9pt"/>
    </style:style>
    <style:style style:name="Contents_20_9" style:display-name="Contents 9" style:family="paragraph" style:parent-style-name="_5f_SYS_5f_Normal" style:next-style-name="_5f_SYS_5f_Normal" style:class="index">
      <style:paragraph-properties fo:margin="100%" fo:margin-left="2.822cm" fo:margin-right="0cm" fo:margin-top="0cm" fo:margin-bottom="0.106cm" fo:line-height="100%" fo:text-align="start" style:justify-single-word="false" fo:text-indent="0cm" style:auto-text-indent="false"/>
      <style:text-properties style:font-name="Times New Roman" fo:font-size="9pt" style:font-size-asian="9pt" style:font-name-complex="Times New Roman" style:font-size-complex="9pt"/>
    </style:style>
    <style:style style:name="SYS_5f_Pied_5f_pg_5f_indic" style:display-name="SYS_Pied_pg_indic" style:family="paragraph" style:parent-style-name="Standard">
      <style:paragraph-properties fo:margin="100%" fo:margin-left="0cm" fo:margin-right="1.7cm" fo:margin-top="0.212cm" fo:margin-bottom="0cm" fo:text-align="center" style:justify-single-word="false" fo:orphans="0" fo:widows="0" fo:text-indent="0cm" style:auto-text-indent="false"/>
      <style:text-properties fo:font-size="5pt" style:font-size-asian="5pt" style:font-name-complex="Arial" style:font-size-complex="5pt"/>
    </style:style>
    <style:style style:name="SYS_5f_Pied_5f_pg_5f_princip" style:display-name="SYS_Pied_pg_princip" style:family="paragraph" style:parent-style-name="Footer">
      <style:paragraph-properties fo:margin="100%" fo:margin-left="0cm" fo:margin-right="-0.049cm" fo:margin-top="0.212cm" fo:margin-bottom="0cm" style:line-height-at-least="0.353cm" fo:text-align="center" style:justify-single-word="false" fo:text-indent="0cm" style:auto-text-indent="false"/>
      <style:text-properties fo:font-size="7pt" style:font-size-asian="7pt"/>
    </style:style>
    <style:style style:name="_5f_SYS_5f_Tiret2" style:display-name="_SYS_Tiret2" style:family="paragraph" style:parent-style-name="_5f_SYS_5f_Tiret1" style:list-style-name="WW8Num17"/>
    <style:style style:name="_5f_SYS_5f_Titre2" style:display-name="_SYS_Titre2" style:family="paragraph" style:parent-style-name="_5f_SYS_5f_Titre1" style:next-style-name="_5f_SYS_5f_Normal" style:list-style-name="WW8Num15">
      <style:paragraph-properties fo:margin="100%" fo:margin-left="1cm" fo:margin-right="0cm" fo:margin-top="0cm" fo:margin-bottom="0cm" fo:line-height="100%" fo:text-indent="0cm" style:auto-text-indent="false" fo:background-color="transparent" fo:padding="0cm" fo:border="none">
        <style:background-image/>
      </style:paragraph-properties>
    </style:style>
    <style:style style:name="_5f_SYS_5f_Titre3" style:display-name="_SYS_Titre3" style:family="paragraph" style:parent-style-name="_5f_SYS_5f_Normal" style:next-style-name="_5f_SYS_5f_Normal" style:list-style-name="WW8Num15">
      <style:paragraph-properties fo:margin-top="0.423cm" fo:margin-bottom="0.106cm" fo:text-align="start" style:justify-single-word="false"/>
      <style:text-properties style:font-name="Arial Narrow" fo:font-size="12pt" fo:font-weight="bold" style:font-size-asian="12pt" style:font-weight-asian="bold" style:font-name-complex="Times New Roman"/>
    </style:style>
    <style:style style:name="_5f_SYS_5f_Titre4" style:display-name="_SYS_Titre4" style:family="paragraph" style:parent-style-name="_5f_SYS_5f_Normal" style:next-style-name="_5f_SYS_5f_Normal" style:list-style-name="WW8Num15">
      <style:paragraph-properties fo:margin-top="0.318cm" fo:margin-bottom="0.106cm" fo:text-align="start" style:justify-single-word="false"/>
      <style:text-properties style:font-name="Arial Narrow" fo:font-size="11pt" style:font-size-asian="11pt" style:font-name-complex="Times New Roman"/>
    </style:style>
    <style:style style:name="_5f_SYS_5f_Titre5" style:display-name="_SYS_Titre5" style:family="paragraph" style:parent-style-name="_5f_SYS_5f_Normal" style:next-style-name="_5f_SYS_5f_Normal" style:list-style-name="WW8Num15">
      <style:paragraph-properties fo:margin-top="0.318cm" fo:margin-bottom="0.106cm" fo:text-align="start" style:justify-single-word="false"/>
      <style:text-properties style:font-name-complex="Times New Roman"/>
    </style:style>
    <style:style style:name="_5f_SYS_5f_Titre6" style:display-name="_SYS_Titre6" style:family="paragraph" style:parent-style-name="_5f_SYS_5f_Normal" style:next-style-name="_5f_SYS_5f_Normal" style:list-style-name="WW8Num15">
      <style:paragraph-properties fo:margin-top="0.318cm" fo:margin-bottom="0.106cm" fo:text-align="start" style:justify-single-word="false"/>
      <style:text-properties fo:font-style="italic" style:font-style-asian="italic" style:font-name-complex="Times New Roman"/>
    </style:style>
    <style:style style:name="_5f_SYS_5f_Image" style:display-name="_SYS_Image" style:family="paragraph" style:parent-style-name="Standard" style:next-style-name="_5f_SYS_5f_Normal">
      <style:paragraph-properties fo:text-align="center" style:justify-single-word="false"/>
    </style:style>
    <style:style style:name="Contenu_20_Point" style:display-name="Contenu Point" style:family="paragraph" style:parent-style-name="Standard">
      <style:paragraph-properties fo:margin="100%" fo:margin-left="1cm" fo:margin-right="-0.049cm" fo:margin-top="0.212cm" fo:margin-bottom="0cm" style:line-height-at-least="0.564cm" fo:text-indent="0cm" style:auto-text-indent="false"/>
      <style:text-properties style:font-name="Times" fo:font-size="12pt" style:font-size-asian="12pt" style:font-name-complex="Times" style:font-size-complex="10pt"/>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_20_1.2" style:display-name="Enum 1.2" style:family="paragraph" style:parent-style-name="Standard">
      <style:paragraph-properties fo:margin="100%" fo:margin-left="3.493cm" fo:margin-right="0cm" fo:margin-top="0cm" fo:margin-bottom="0.353cm" fo:text-indent="-0.459cm" style:auto-text-indent="false"/>
      <style:text-properties style:font-name="Helv" style:font-name-complex="Helv" style:font-size-complex="10pt"/>
    </style:style>
    <style:style style:name="_5f_SYS_5f_Tableau_5f_Centré" style:display-name="_SYS_Tableau_Centré" style:family="paragraph" style:parent-style-name="_5f_SYS_5f_Tableau">
      <style:paragraph-properties fo:text-align="center" style:justify-single-word="false"/>
      <style:text-properties style:font-name-complex="Times New Roman"/>
    </style:style>
    <style:style style:name="_5f_SYS_5f_CARTOUCHE" style:display-name="_SYS_CARTOUCHE" style:family="paragraph" style:parent-style-name="_5f_SYS_5f_Tableau">
      <style:text-properties fo:font-weight="bold" style:font-weight-asian="bold" style:font-weight-complex="bold"/>
    </style:style>
    <style:style style:name="_5f_SYS_5f_Normal_5f_Gras" style:display-name="_SYS_Normal_Gras" style:family="paragraph" style:parent-style-name="_5f_SYS_5f_Normal">
      <style:text-properties fo:font-weight="bold" style:font-weight-asian="bold" style:font-weight-complex="bold"/>
    </style:style>
    <style:style style:name="_5f_SYS_5f_Tableau_5f_Gras" style:display-name="_SYS_Tableau_Gras" style:family="paragraph" style:parent-style-name="_5f_SYS_5f_Tableau">
      <style:text-properties fo:font-weight="bold" style:font-weight-asian="bold" style:font-weight-complex="bold"/>
    </style:style>
    <style:style style:name="_5f_SYS_5f_Cartouche" style:display-name="_SYS_Cartouche" style:family="paragraph" style:parent-style-name="_5f_SYS_5f_Tableau">
      <style:text-properties fo:font-weight="bold" style:font-weight-asian="bold" style:font-weight-complex="bold"/>
    </style:style>
    <style:style style:name="_5f_SYS_5f_Hypothese" style:display-name="_SYS_Hypothese" style:family="paragraph" style:parent-style-name="_5f_SYS_5f_Normal" style:next-style-name="_5f_SYS_5f_Normal" style:list-style-name="WW8Num8">
      <style:paragraph-properties fo:margin="100%" fo:margin-left="2.54cm" fo:margin-right="0cm" fo:text-indent="-1.54cm" style:auto-text-indent="false"/>
    </style:style>
    <style:style style:name="_5f_SYS_5f_Exigence" style:display-name="_SYS_Exigence" style:family="paragraph" style:parent-style-name="_5f_SYS_5f_Normal" style:next-style-name="_5f_SYS_5f_Normal" style:list-style-name="WW8Num20"/>
    <style:style style:name="_5f_SYS_5f_Tiret3" style:display-name="_SYS_Tiret3" style:family="paragraph" style:parent-style-name="_5f_SYS_5f_Tiret2">
      <style:paragraph-properties fo:margin="100%" fo:margin-left="4.63cm" fo:margin-right="0cm" fo:text-indent="-0.63cm" style:auto-text-indent="false">
        <style:tab-stops>
          <style:tab-stop style:position="4.001cm"/>
        </style:tab-stops>
      </style:paragraph-properties>
    </style:style>
    <style:style style:name="_5f_SYS_5f_Tiret4" style:display-name="_SYS_Tiret4" style:family="paragraph" style:parent-style-name="_5f_SYS_5f_Tiret3">
      <style:paragraph-properties fo:margin="100%" fo:margin-left="5.63cm" fo:margin-right="0cm" fo:text-indent="-0.63cm" style:auto-text-indent="false">
        <style:tab-stops/>
      </style:paragraph-properties>
    </style:style>
    <style:style style:name="_5f_SYS_5f_Ecart" style:display-name="_SYS_Ecart" style:family="paragraph" style:parent-style-name="_5f_SYS_5f_Normal" style:next-style-name="_5f_SYS_5f_Normal" style:list-style-name="WW8Num18">
      <style:paragraph-properties fo:margin="100%" fo:margin-left="3.493cm" fo:margin-right="0cm" fo:text-indent="-2.492cm" style:auto-text-indent="false">
        <style:tab-stops>
          <style:tab-stop style:position="3.493cm"/>
        </style:tab-stops>
      </style:paragraph-properties>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style:font-name-complex="Tahoma" style:font-size-complex="10pt"/>
    </style:style>
    <style:style style:name="_20_Car_20_Car_20_Car" style:display-name=" Car Car Car" style:family="paragraph" style:parent-style-name="Standard">
      <style:paragraph-properties fo:margin-top="0cm" fo:margin-bottom="0.282cm" fo:line-height="0.423cm" fo:text-align="start" style:justify-single-word="false"/>
      <style:text-properties style:font-name="Verdana" fo:language="en" fo:country="GB" style:font-name-asian="MS Mincho" style:font-name-complex="Verdan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style:font-name-complex="Aria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8z0" style:family="text">
      <style:text-properties fo:font-variant="normal" fo:text-transform="none" style:text-outline="false" style:text-line-through-style="none" style:text-position="0% 100%" style:font-name="Arial" fo:font-size="10pt" fo:font-style="normal" fo:text-shadow="none" fo:font-weight="normal" style:font-size-asian="10pt" style:font-style-asian="normal" style:font-weight-asian="normal" style:font-name-complex="Arial" style:font-size-complex="10pt" text:display="true"/>
    </style:style>
    <style:style style:name="WW8Num14z0" style:family="text">
      <style:text-properties style:font-name="Wingdings" style:font-name-asian="Times New Roman" style:font-name-complex="Aria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7z0" style:family="text">
      <style:text-properties style:font-name="Arial" style:font-name-complex="Aria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style:font-name-complex="Arial" style:font-size-complex="10pt" text:display="true"/>
    </style:style>
    <style:style style:name="WW8Num20z0" style:family="text">
      <style:text-properties fo:font-variant="normal" fo:text-transform="none" style:text-outline="false" style:text-line-through-style="none" style:text-position="0% 100%" style:font-name="Arial" fo:font-size="10pt" fo:font-style="normal" fo:text-shadow="none" fo:font-weight="normal" style:font-size-asian="10pt" style:font-style-asian="normal" style:font-weight-asian="normal" style:font-name-complex="Arial" style:font-size-complex="10pt" text:display="true"/>
    </style:style>
    <style:style style:name="WW8Num21z0" style:family="text">
      <style:text-properties style:font-name="Arial" style:font-name-asian="Times New Roman" style:font-name-complex="Aria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_5f_SYS_5f_Normal_20_Car" style:display-name="_SYS_Normal Car" style:family="text">
      <style:text-properties style:font-name="Arial" fo:language="fr" fo:country="FR" style:font-name-complex="Arial" style:language-complex="ar" style:country-complex="SA"/>
    </style:style>
    <style:style style:name="_5f_SYS_5f_Indication_20_Car" style:display-name="_SYS_Indication Car" style:family="text">
      <style:text-properties fo:color="#3366ff" style:font-name="Arial" fo:language="fr" fo:country="FR" fo:font-weight="bold" style:font-weight-asian="bold" style:font-name-complex="Arial" style:language-complex="ar" style:country-complex="SA" style:font-weight-complex="bold"/>
    </style:style>
    <style:style style:name="Marque_20_de_20_commentaire" style:display-name="Marque de commentaire" style:family="text">
      <style:text-properties fo:font-size="8pt" style:font-size-asian="8pt" style:font-size-complex="8pt"/>
    </style:style>
    <style:style style:name="_5f_SYS_5f_Normal_5f_Gras_20_Car" style:display-name="_SYS_Normal_Gras Car" style:family="text">
      <style:text-properties style:font-name="Arial" fo:language="fr" fo:country="FR" fo:font-weight="bold" style:font-weight-asian="bold" style:font-name-complex="Arial" style:language-complex="ar" style:country-complex="SA" style:font-weight-complex="bold"/>
    </style:style>
    <style:style style:name="_5f_SYS_5f_Tableau_20_Car" style:display-name="_SYS_Tableau Car" style:family="text" style:parent-style-name="_5f_SYS_5f_Normal_20_C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text:start-value="4">
        <style:list-level-properties text:list-level-position-and-space-mode="label-alignment">
          <style:list-level-label-alignment text:label-followed-by="listtab" text:list-tab-stop-position="1.199cm" fo:text-indent="-1cm" fo:margin-left="1.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0.06cm" fo:margin-left="1.1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cm" fo:text-indent="-2cm" fo:margin-left="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cm" fo:text-indent="-2.3cm" fo:margin-left="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79cm" fo:text-indent="-1.905cm" fo:margin-left="6.2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168cm" fo:text-indent="-2.159cm" fo:margin-left="7.16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84cm" fo:text-indent="-2.54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text:start-value="3">
        <style:list-level-properties text:list-level-position-and-space-mode="label-alignment">
          <style:list-level-label-alignment text:label-followed-by="listtab" text:list-tab-stop-position="1.199cm" fo:text-indent="-1cm" fo:margin-left="1.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margin-left="1.13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cm" fo:text-indent="-2cm" fo:margin-left="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cm" fo:text-indent="-2.3cm" fo:margin-left="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79cm" fo:text-indent="-1.905cm" fo:margin-left="6.2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168cm" fo:text-indent="-2.159cm" fo:margin-left="7.16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84cm" fo:text-indent="-2.54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text:start-value="3">
        <style:list-level-properties text:list-level-position-and-space-mode="label-alignment">
          <style:list-level-label-alignment text:label-followed-by="listtab" text:list-tab-stop-position="1.199cm" fo:text-indent="-1cm" fo:margin-left="1.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margin-left="1.13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cm" fo:text-indent="-2cm" fo:margin-left="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cm" fo:text-indent="-2.3cm" fo:margin-left="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79cm" fo:text-indent="-1.905cm" fo:margin-left="6.2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168cm" fo:text-indent="-2.159cm" fo:margin-left="7.16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84cm" fo:text-indent="-2.54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5.657cm" fo:text-indent="-0.635cm" fo:margin-left="5.65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6.927cm" fo:text-indent="-0.635cm" fo:margin-left="6.92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8.197cm" fo:text-indent="-0.635cm" fo:margin-left="8.19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9.467cm" fo:text-indent="-0.635cm" fo:margin-left="9.46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10.737cm" fo:text-indent="-0.635cm" fo:margin-left="10.73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2.007cm" fo:text-indent="-0.635cm" fo:margin-left="12.00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3.277cm" fo:text-indent="-0.635cm" fo:margin-left="13.27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4.547cm" fo:text-indent="-0.635cm" fo:margin-left="14.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text:start-value="4">
        <style:list-level-properties text:list-level-position-and-space-mode="label-alignment">
          <style:list-level-label-alignment text:label-followed-by="listtab" text:list-tab-stop-position="1.199cm" fo:text-indent="-1cm" fo:margin-left="1.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199cm" fo:text-indent="-1cm" fo:margin-left="1.1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cm" fo:text-indent="-2cm" fo:margin-left="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cm" fo:text-indent="-2.3cm" fo:margin-left="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79cm" fo:text-indent="-1.905cm" fo:margin-left="6.2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168cm" fo:text-indent="-2.159cm" fo:margin-left="7.16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84cm" fo:text-indent="-2.54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H " style:num-suffix="] " style:num-format="1">
        <style:list-level-properties text:list-level-position-and-space-mode="label-alignment">
          <style:list-level-label-alignment text:label-followed-by="listtab" text:list-tab-stop-position="2.501cm" fo:text-indent="-3.6cm" fo:margin-left="4.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text:start-value="4">
        <style:list-level-properties text:list-level-position-and-space-mode="label-alignment">
          <style:list-level-label-alignment text:label-followed-by="listtab" text:list-tab-stop-position="1.199cm" fo:text-indent="-1cm" fo:margin-left="1.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margin-left="1.13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cm" fo:text-indent="-2cm" fo:margin-left="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cm" fo:text-indent="-2.3cm" fo:margin-left="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79cm" fo:text-indent="-1.905cm" fo:margin-left="6.2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168cm" fo:text-indent="-2.159cm" fo:margin-left="7.16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84cm" fo:text-indent="-2.54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A" style:num-letter-sync="true" text:start-value="4">
        <style:list-level-properties text:list-level-position-and-space-mode="label-alignment">
          <style:list-level-label-alignment text:label-followed-by="listtab" text:list-tab-stop-position="1.199cm" fo:text-indent="-1cm" fo:margin-left="1.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margin-left="1.13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cm" fo:text-indent="-2cm" fo:margin-left="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cm" fo:text-indent="-2.3cm" fo:margin-left="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79cm" fo:text-indent="-1.905cm" fo:margin-left="6.2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168cm" fo:text-indent="-2.159cm" fo:margin-left="7.16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84cm" fo:text-indent="-2.54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A" style:num-letter-sync="true" text:start-value="4">
        <style:list-level-properties text:list-level-position-and-space-mode="label-alignment">
          <style:list-level-label-alignment text:label-followed-by="listtab" text:list-tab-stop-position="1.199cm" fo:text-indent="-1cm" fo:margin-left="1.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199cm" fo:text-indent="-1.06cm" fo:margin-left="1.19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cm" fo:text-indent="-2cm" fo:margin-left="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cm" fo:text-indent="-2.3cm" fo:margin-left="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79cm" fo:text-indent="-1.905cm" fo:margin-left="6.2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168cm" fo:text-indent="-2.159cm" fo:margin-left="7.16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84cm" fo:text-indent="-2.54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fig.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482cm" fo:text-indent="-1.482cm" fo:margin-left="2.482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text:start-value="4">
        <style:list-level-properties text:list-level-position-and-space-mode="label-alignment">
          <style:list-level-label-alignment text:label-followed-by="listtab" text:list-tab-stop-position="1.199cm" fo:text-indent="-1cm" fo:margin-left="1.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margin-left="1.13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cm" fo:text-indent="-2cm" fo:margin-left="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cm" fo:text-indent="-2.3cm" fo:margin-left="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79cm" fo:text-indent="-1.905cm" fo:margin-left="6.2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168cm" fo:text-indent="-2.159cm" fo:margin-left="7.16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84cm" fo:text-indent="-2.54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A" style:num-letter-sync="true" text:start-value="4">
        <style:list-level-properties text:list-level-position-and-space-mode="label-alignment">
          <style:list-level-label-alignment text:label-followed-by="listtab" text:list-tab-stop-position="1.199cm" fo:text-indent="-1cm" fo:margin-left="1.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margin-left="1.13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01cm" fo:text-indent="-1.501cm" fo:margin-left="2.7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2cm" fo:text-indent="-2cm" fo:margin-left="3.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cm" fo:text-indent="-2.3cm" fo:margin-left="3.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279cm" fo:text-indent="-1.905cm" fo:margin-left="6.279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168cm" fo:text-indent="-2.159cm" fo:margin-left="7.16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184cm" fo:text-indent="-2.54cm" fo:margin-left="8.1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11.367cm" fo:text-indent="-0.635cm" fo:margin-left="11.367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2.637cm" fo:text-indent="-0.635cm" fo:margin-left="12.637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3.907cm" fo:text-indent="-0.635cm" fo:margin-left="13.907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15.177cm" fo:text-indent="-0.635cm" fo:margin-left="15.177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16.447cm" fo:text-indent="-0.635cm" fo:margin-left="16.447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7.717cm" fo:text-indent="-0.635cm" fo:margin-left="17.717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8.987cm" fo:text-indent="-0.635cm" fo:margin-left="18.987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20.257cm" fo:text-indent="-0.635cm" fo:margin-left="20.2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ECART " style:num-suffix=" " style:num-format="1">
        <style:list-level-properties text:list-level-position-and-space-mode="label-alignment">
          <style:list-level-label-alignment text:label-followed-by="listtab" text:list-tab-stop-position="2cm" fo:text-indent="-5.6cm" fo:margin-left="6.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EXI " style:num-suffix="] " style:num-format="1">
        <style:list-level-properties text:list-level-position-and-space-mode="label-alignment">
          <style:list-level-label-alignment text:label-followed-by="listtab" text:list-tab-stop-position="3.101cm" fo:text-indent="-4.6cm" fo:margin-left="5.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1.635cm"/>
        </style:list-level-properties>
        <style:text-properties style:font-name="Arial"/>
      </text:list-level-style-bullet>
      <text:list-level-style-bullet text:level="2" text:style-name="WW8Num21z1" style:num-suffix="." text:bullet-char="o">
        <style:list-level-properties text:list-level-position-and-space-mode="label-alignment">
          <style:list-level-label-alignment text:label-followed-by="listtab" fo:text-indent="-0.635cm" fo:margin-left="2.905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71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525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 style:family="table">
      <style:table-properties style:width="17.489cm" table:align="center" style:writing-mode="lr-tb"/>
    </style:style>
    <style:style style:name="Tableau2.A" style:family="table-column">
      <style:table-column-properties style:column-width="3.175cm"/>
    </style:style>
    <style:style style:name="Tableau2.B" style:family="table-column">
      <style:table-column-properties style:column-width="9.525cm"/>
    </style:style>
    <style:style style:name="Tableau2.C" style:family="table-column">
      <style:table-column-properties style:column-width="4.789cm"/>
    </style:style>
    <style:style style:name="Tableau2.1" style:family="table-row">
      <style:table-row-properties style:min-row-height="1.877cm" fo:keep-together="auto"/>
    </style:style>
    <style:style style:name="Tableau2.A1" style:family="table-cell">
      <style:table-cell-properties style:vertical-align="middle" fo:padding-left="0.125cm" fo:padding-right="0.125cm" fo:padding-top="0cm" fo:padding-bottom="0cm" fo:border-left="0.75pt solid #000000" fo:border-right="none" fo:border-top="0.75pt solid #000000" fo:border-bottom="0.75pt solid #000000" style:writing-mode="lr-tb"/>
    </style:style>
    <style:style style:name="Tableau2.C1" style:family="table-cell">
      <style:table-cell-properties style:vertical-align="middle" fo:padding-left="0.125cm" fo:padding-right="0.125cm" fo:padding-top="0cm" fo:padding-bottom="0cm" fo:border="0.75pt solid #000000" style:writing-mode="lr-tb"/>
    </style:style>
    <style:style style:name="MP1" style:family="paragraph" style:parent-style-name="Standard">
      <style:paragraph-properties fo:text-align="center" style:justify-single-word="false">
        <style:tab-stops>
          <style:tab-stop style:position="15.169cm" style:type="right"/>
          <style:tab-stop style:position="15.24cm" style:type="right"/>
        </style:tab-stops>
      </style:paragraph-properties>
    </style:style>
    <style:style style:name="MP2" style:family="paragraph" style:parent-style-name="_5f_SYS_5f_Normal">
      <style:paragraph-properties fo:margin-left="-0.125cm" fo:margin-right="0cm" fo:text-align="center" style:justify-single-word="false" fo:text-indent="0cm" style:auto-text-indent="false"/>
    </style:style>
    <style:style style:name="MP3" style:family="paragraph" style:parent-style-name="_5f_SYS_5f_Normal">
      <style:paragraph-properties fo:margin-left="-0.125cm" fo:margin-right="0cm" fo:text-align="center" style:justify-single-word="false" fo:text-indent="0cm" style:auto-text-indent="false"/>
      <style:text-properties fo:color="#0000ff" fo:font-weight="bold" style:font-weight-asian="bold"/>
    </style:style>
    <style:style style:name="MP4" style:family="paragraph" style:parent-style-name="_5f_SYS_5f_Normal">
      <style:paragraph-properties fo:margin-left="-0.125cm" fo:margin-right="0cm" fo:text-align="center" style:justify-single-word="false" fo:text-indent="0cm" style:auto-text-indent="false"/>
      <style:text-properties fo:color="#808080" fo:font-size="8pt" style:font-size-asian="8pt" style:font-size-complex="8pt"/>
    </style:style>
    <style:style style:name="MP5" style:family="paragraph" style:parent-style-name="Header">
      <style:paragraph-properties fo:margin-left="0.131cm" fo:margin-right="-0.12cm" fo:margin-top="0.071cm" fo:margin-bottom="0cm" fo:text-indent="0cm" style:auto-text-indent="false">
        <style:tab-stops>
          <style:tab-stop style:position="1.462cm"/>
          <style:tab-stop style:position="7.906cm" style:type="right"/>
          <style:tab-stop style:position="8.001cm" style:type="center"/>
          <style:tab-stop style:position="16.002cm" style:type="right"/>
        </style:tab-stops>
      </style:paragraph-properties>
      <style:text-properties style:font-size-complex="9pt"/>
    </style:style>
    <style:style style:name="MP6" style:family="paragraph" style:parent-style-name="Header">
      <style:paragraph-properties fo:margin-left="0.131cm" fo:margin-right="-0.12cm" fo:margin-top="0.071cm" fo:margin-bottom="0.106cm" fo:text-indent="0cm" style:auto-text-indent="false">
        <style:tab-stops>
          <style:tab-stop style:position="1.462cm"/>
          <style:tab-stop style:position="7.906cm" style:type="right"/>
          <style:tab-stop style:position="8.001cm" style:type="center"/>
          <style:tab-stop style:position="16.002cm" style:type="right"/>
        </style:tab-stops>
      </style:paragraph-properties>
      <style:text-properties style:font-size-complex="9pt"/>
    </style:style>
    <style:style style:name="MP7" style:family="paragraph" style:parent-style-name="Header">
      <style:paragraph-properties fo:margin-left="0cm" fo:margin-right="-1.461cm" fo:text-indent="0cm" style:auto-text-indent="false">
        <style:tab-stops>
          <style:tab-stop style:position="8.001cm" style:type="center"/>
          <style:tab-stop style:position="17.145cm" style:type="right"/>
        </style:tab-stops>
      </style:paragraph-properties>
    </style:style>
    <style:style style:name="MP8" style:family="paragraph" style:parent-style-name="Footer">
      <style:paragraph-properties fo:margin-left="0cm" fo:margin-right="-0.049cm" fo:margin-top="0.212cm" fo:margin-bottom="0cm" style:line-height-at-least="0.353cm" fo:text-align="center" style:justify-single-word="false" fo:text-indent="0cm" style:auto-text-indent="false" fo:padding-left="0cm" fo:padding-right="0cm" fo:padding-top="0.035cm" fo:padding-bottom="0cm" fo:border-left="none" fo:border-right="none" fo:border-top="1.5pt solid #000080" fo:border-bottom="none"/>
      <style:text-properties fo:font-size="7pt" style:font-size-asian="7pt"/>
    </style:style>
    <style:style style:name="MP9" style:family="paragraph" style:parent-style-name="Footer">
      <style:paragraph-properties fo:margin-left="-1cm" fo:margin-right="-0.55cm" style:line-height-at-least="0.353cm" fo:text-align="center" style:justify-single-word="false" fo:text-indent="0cm" style:auto-text-indent="false"/>
      <style:text-properties fo:font-size="7pt" style:font-size-asian="7pt"/>
    </style:style>
    <style:style style:name="MP10" style:family="paragraph" style:parent-style-name="Standard">
      <style:paragraph-properties fo:margin-left="0cm" fo:margin-right="1.7cm" fo:margin-top="0.212cm" fo:margin-bottom="0cm" fo:text-align="center" style:justify-single-word="false" fo:orphans="0" fo:widows="0" fo:text-indent="0cm" style:auto-text-indent="false"/>
      <style:text-properties fo:font-size="5pt" style:font-size-asian="5pt" style:font-name-complex="Arial" style:font-size-complex="5pt"/>
    </style:style>
    <style:style style:name="MT1" style:family="text">
      <style:text-properties fo:language="en" fo:country="US" style:font-name-asian="Arial"/>
    </style:style>
    <style:style style:name="MT2" style:family="text">
      <style:text-properties fo:language="en" fo:country="US"/>
    </style:style>
    <style:style style:name="MT3" style:family="text">
      <style:text-properties fo:font-weight="bold" style:font-weight-asian="bold"/>
    </style:style>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499cm" fo:margin-left="2.002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bottom="0.152cm" style:dynamic-spacing="true"/>
      </style:header-style>
      <style:footer-style>
        <style:header-footer-properties fo:min-height="1.002cm" fo:margin-top="0.903cm" style:dynamic-spacing="true"/>
      </style:footer-style>
    </style:page-layout>
    <style:page-layout style:name="Mpm2">
      <style:page-layout-properties fo:page-width="21.001cm" fo:page-height="29.7cm" style:num-format="1" style:print-orientation="portrait" fo:margin-top="1.501cm" fo:margin-bottom="1.501cm" fo:margin-left="2.00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number:number-style style:name="N0">
      <number:number number:min-integer-digits="1"/>
    </number:number-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s1" text:anchor-type="as-char" svg:width="2.872cm" svg:height="1.443cm" draw:z-index="1"><draw:image xlink:href="Pictures/10000000000002EB000001749CEEE734.jpg" xlink:type="simple" xlink:show="embed" xlink:actuate="onLoad"/></draw:frame></text:p>
            </table:table-cell>
            <table:table-cell table:style-name="Tableau2.A1" office:value-type="string">
              <text:p text:style-name="MP2"><text:user-defined style:data-style-name="N0" text:name="_SYS_PRJ_CLIENT">Open ETCS</text:user-defined><text:span text:style-name="MT1"> </text:span><text:span text:style-name="MT2">- </text:span><text:user-defined style:data-style-name="N0" text:name="_SYS_PREST">WP3b T3.6</text:user-defined></text:p>
              <text:p text:style-name="MP3"><text:user-defined style:data-style-name="N0" text:name="_SYS_TITRE_DOC">Presentation of the SCADE model of the function "Procedure On Sight"</text:user-defined></text:p>
              <text:p text:style-name="MP4"><text:user-defined style:data-style-name="N0" text:name="_SYS_CONF">Non Confidentiel</text:user-defined></text:p>
            </table:table-cell>
            <table:table-cell table:style-name="Tableau2.C1" office:value-type="string">
              <text:p text:style-name="MP5">Réf.<text:tab/>: <text:span text:style-name="MT3"><text:user-defined style:data-style-name="N0" text:name="_SYS_REF_CONTRAT">C592</text:user-defined></text:span><text:span text:style-name="MT3"><text:user-defined style:data-style-name="N0" text:name="_SYS_REF">_NOTT_02</text:user-defined></text:span></text:p>
              <text:p text:style-name="MP5">Version<text:tab/>: <text:span text:style-name="MT3"><text:user-defined style:data-style-name="N0" text:name="_SYS_VERS">1A</text:user-defined></text:span></text:p>
              <text:p text:style-name="MP5">Modifié<text:tab/>: <text:span text:style-name="MT3"><text:user-defined style:data-style-name="N0" text:name="_SYS_DATE_MODIFIE">04/10/2013</text:user-defined></text:span> </text:p>
              <text:p text:style-name="MP6">Page<text:span text:style-name="MT3"><text:tab/></text:span>: <text:span text:style-name="MT3"><text:page-number text:select-page="current">2</text:page-number></text:span><text:span text:style-name="MT3"> / </text:span><text:span text:style-name="MT3"><text:page-count style:num-format="1">2</text:page-count></text:span></text:p>
            </table:table-cell>
          </table:table-row>
        </table:table>
        <text:p text:style-name="Header"/>
        <text:p text:style-name="MP7"/>
      </style:header>
      <style:footer>
        <text:p text:style-name="MP8">SIEGE SOCIAL : Portes de l’Arbois bât.A - 1090 rue René Descartes - 13 857 Aix-en-Provence Cedex 3 - Tél. / Fax : 04 42 90 41 20 / 29</text:p>
        <text:p text:style-name="MP9">SAS au capital de 85 000 euros - RCS AIX B 440 146 504 - NAF 6202A - <text:s/>e-mail : <text:a xlink:type="simple" xlink:href="mailto:systerel@systerel.fr"><text:span text:style-name="Internet_20_link">systerel@systerel.fr</text:span></text:a></text:p>
        <text:p text:style-name="MP10">Ce document est la propriété de Systerel. Il ne peut être reproduit ou diffusé sans autorisation préalabl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STEREL</meta:initial-creator>
    <meta:creation-date>2012-02-24T13:23:00</meta:creation-date>
    <dc:creator>Doche </dc:creator>
    <dc:date>2013-10-11T17:08:28</dc:date>
    <meta:print-date>2007-01-04T16:07:00</meta:print-date>
    <meta:editing-cycles>69</meta:editing-cycles>
    <meta:editing-duration>PT5H26M</meta:editing-duration>
    <meta:document-statistic meta:table-count="2" meta:image-count="1" meta:object-count="0" meta:page-count="2" meta:paragraph-count="41" meta:word-count="518" meta:character-count="3157" meta:non-whitespace-character-count="2673"/>
    <meta:generator>LibreOffice/3.5$Linux_X86_64 LibreOffice_project/350m1$Build-2</meta:generator>
    <meta:user-defined meta:name="_SYS_CLIENT">ERA</meta:user-defined>
    <meta:user-defined meta:name="_SYS_CONF">Non Confidentiel</meta:user-defined>
    <meta:user-defined meta:name="_SYS_DATE_MODIFIE">04/10/2013</meta:user-defined>
    <meta:user-defined meta:name="_SYS_PREST">WP3b T3.6</meta:user-defined>
    <meta:user-defined meta:name="_SYS_PRJ_CLIENT" meta:value-type="string">Open ETCS</meta:user-defined>
    <meta:user-defined meta:name="_SYS_REF" meta:value-type="string">_NOTT_02</meta:user-defined>
    <meta:user-defined meta:name="_SYS_REF_CONTRAT" meta:value-type="string">C592</meta:user-defined>
    <meta:user-defined meta:name="_SYS_TITRE_DOC" meta:value-type="string">Presentation of the SCADE model of the function "Procedure On Sight"</meta:user-defined>
    <meta:user-defined meta:name="_SYS_VERS" meta:value-type="string">1A</meta:user-defined>
    <meta:user-defined meta:name="_SYS_VERSION_MODELE" meta:value-type="string">SQ_MDL_NOTT_B</meta:user-defined>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